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491e89"/>
    </style:style>
    <style:style style:name="P20" style:family="paragraph" style:parent-style-name="Footnote">
      <style:text-properties style:font-name="Liberation Sans" officeooo:paragraph-rsid="10ad91e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cb27039"/>
    </style:style>
    <style:style style:name="P42" style:family="paragraph" style:parent-style-name="Standard">
      <style:text-properties officeooo:paragraph-rsid="0ce3fa52"/>
    </style:style>
    <style:style style:name="P43" style:family="paragraph" style:parent-style-name="Standard">
      <style:text-properties officeooo:paragraph-rsid="0d5d07c4"/>
    </style:style>
    <style:style style:name="P44" style:family="paragraph" style:parent-style-name="Standard">
      <style:text-properties officeooo:paragraph-rsid="0e8aa5aa"/>
    </style:style>
    <style:style style:name="P45" style:family="paragraph" style:parent-style-name="Standard">
      <style:text-properties officeooo:rsid="0e8aa5aa" officeooo:paragraph-rsid="0e8aa5aa"/>
    </style:style>
    <style:style style:name="P46" style:family="paragraph" style:parent-style-name="Standard">
      <style:text-properties officeooo:rsid="0e8aa5aa" officeooo:paragraph-rsid="0fb98046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8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9" style:family="paragraph" style:parent-style-name="Footnote">
      <style:text-properties officeooo:rsid="043ccc66" officeooo:paragraph-rsid="0e849f1d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style:text-properties officeooo:paragraph-rsid="0f0649dd"/>
    </style:style>
    <style:style style:name="P52" style:family="paragraph" style:parent-style-name="Footnote">
      <style:text-properties officeooo:paragraph-rsid="0f140c00"/>
    </style:style>
    <style:style style:name="P53" style:family="paragraph" style:parent-style-name="Footnote">
      <style:text-properties officeooo:paragraph-rsid="0f12f362"/>
    </style:style>
    <style:style style:name="P54" style:family="paragraph" style:parent-style-name="Standard">
      <style:text-properties officeooo:paragraph-rsid="0f99f892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c8b5238"/>
    </style:style>
    <style:style style:name="P57" style:family="paragraph" style:parent-style-name="Standard">
      <style:paragraph-properties fo:text-align="center" style:justify-single-word="false"/>
      <style:text-properties officeooo:paragraph-rsid="0d1ec96e"/>
    </style:style>
    <style:style style:name="P58" style:family="paragraph" style:parent-style-name="Standard">
      <style:paragraph-properties fo:text-align="center" style:justify-single-word="false"/>
      <style:text-properties officeooo:paragraph-rsid="0fc3b2a9"/>
    </style:style>
    <style:style style:name="P59" style:family="paragraph" style:parent-style-name="Standard">
      <style:paragraph-properties fo:text-align="center" style:justify-single-word="false"/>
      <style:text-properties officeooo:paragraph-rsid="0fb98046"/>
    </style:style>
    <style:style style:name="P60" style:family="paragraph" style:parent-style-name="Standard">
      <style:paragraph-properties fo:text-align="center" style:justify-single-word="false"/>
      <style:text-properties officeooo:paragraph-rsid="0d8c21b9"/>
    </style:style>
    <style:style style:name="P61" style:family="paragraph" style:parent-style-name="Standard">
      <style:paragraph-properties fo:text-align="center" style:justify-single-word="false"/>
      <style:text-properties officeooo:paragraph-rsid="0fd58c4e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e38fc62"/>
    </style:style>
    <style:style style:name="P64" style:family="paragraph" style:parent-style-name="Standard">
      <style:paragraph-properties fo:text-align="center" style:justify-single-word="false"/>
      <style:text-properties officeooo:paragraph-rsid="0e82f1b0"/>
    </style:style>
    <style:style style:name="P65" style:family="paragraph" style:parent-style-name="Standard">
      <style:text-properties officeooo:paragraph-rsid="0fad1a3f"/>
    </style:style>
    <style:style style:name="P66" style:family="paragraph" style:parent-style-name="Standard">
      <style:text-properties officeooo:paragraph-rsid="0e0463fc"/>
    </style:style>
    <style:style style:name="P67" style:family="paragraph" style:parent-style-name="Standard">
      <style:text-properties officeooo:paragraph-rsid="101fb94a"/>
    </style:style>
    <style:style style:name="P68" style:family="paragraph" style:parent-style-name="Standard">
      <style:text-properties officeooo:paragraph-rsid="10245b8e"/>
    </style:style>
    <style:style style:name="P69" style:family="paragraph" style:parent-style-name="Standard">
      <style:text-properties officeooo:paragraph-rsid="10259f28"/>
    </style:style>
    <style:style style:name="P70" style:family="paragraph" style:parent-style-name="Standard">
      <style:text-properties officeooo:paragraph-rsid="10279665"/>
    </style:style>
    <style:style style:name="P71" style:family="paragraph" style:parent-style-name="Standard">
      <style:text-properties officeooo:rsid="104324ed" officeooo:paragraph-rsid="102a6057"/>
    </style:style>
    <style:style style:name="P72" style:family="paragraph" style:parent-style-name="Standard">
      <style:text-properties officeooo:paragraph-rsid="103f66d8"/>
    </style:style>
    <style:style style:name="P73" style:family="paragraph" style:parent-style-name="Standard">
      <style:text-properties officeooo:paragraph-rsid="103fdc47"/>
    </style:style>
    <style:style style:name="P74" style:family="paragraph" style:parent-style-name="Standard">
      <style:text-properties officeooo:paragraph-rsid="104f81b5"/>
    </style:style>
    <style:style style:name="P75" style:family="paragraph" style:parent-style-name="Standard">
      <style:text-properties officeooo:rsid="101e3872" officeooo:paragraph-rsid="10505b46"/>
    </style:style>
    <style:style style:name="P76" style:family="paragraph" style:parent-style-name="Standard">
      <style:text-properties officeooo:paragraph-rsid="1057599b"/>
    </style:style>
    <style:style style:name="P77" style:family="paragraph" style:parent-style-name="Standard">
      <style:text-properties officeooo:paragraph-rsid="10589da9"/>
    </style:style>
    <style:style style:name="P78" style:family="paragraph" style:parent-style-name="Standard">
      <style:text-properties officeooo:paragraph-rsid="105ee122"/>
    </style:style>
    <style:style style:name="P79" style:family="paragraph" style:parent-style-name="Standard">
      <style:text-properties officeooo:paragraph-rsid="107a7646"/>
    </style:style>
    <style:style style:name="P80" style:family="paragraph" style:parent-style-name="Footnote">
      <style:text-properties officeooo:paragraph-rsid="107b5934"/>
    </style:style>
    <style:style style:name="P81" style:family="paragraph" style:parent-style-name="Footnote">
      <style:text-properties officeooo:paragraph-rsid="108b0ed7"/>
    </style:style>
    <style:style style:name="P82" style:family="paragraph" style:parent-style-name="Standard">
      <style:text-properties officeooo:paragraph-rsid="108d6c50"/>
    </style:style>
    <style:style style:name="P83" style:family="paragraph" style:parent-style-name="Standard">
      <style:text-properties officeooo:paragraph-rsid="10925ad5"/>
    </style:style>
    <style:style style:name="P84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5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86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8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88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8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9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9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b996a"/>
    </style:style>
    <style:style style:name="P96" style:family="paragraph" style:parent-style-name="Standard">
      <style:text-properties style:font-name="Liberation Mono" fo:font-size="11pt" officeooo:rsid="0fe82bfa" officeooo:paragraph-rsid="10937b83" style:font-size-asian="11pt" style:font-size-complex="11pt"/>
    </style:style>
    <style:style style:name="P97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3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4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54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55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style:font-size-asian="12pt" style:font-size-complex="12pt"/>
    </style:style>
    <style:style style:name="T18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8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89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0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style:use-window-font-color="true" loext:opacity="0%" style:font-name="Liberation Sans" officeooo:rsid="047da547"/>
    </style:style>
    <style:style style:name="T19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9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9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5" style:family="text">
      <style:text-properties style:use-window-font-color="true" loext:opacity="0%" style:font-name="Liberation Sans" fo:font-size="12pt" style:font-size-asian="12pt" style:font-size-complex="12pt"/>
    </style:style>
    <style:style style:name="T226" style:family="text">
      <style:text-properties style:use-window-font-color="true" loext:opacity="0%" style:font-name="Liberation Sans" officeooo:rsid="0efd8e5c"/>
    </style:style>
    <style:style style:name="T227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9" style:family="text">
      <style:text-properties officeooo:rsid="04473353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2" style:family="text">
      <style:text-properties fo:font-size="10pt" officeooo:rsid="04473353" style:font-size-asian="10pt" style:font-size-complex="10pt"/>
    </style:style>
    <style:style style:name="T23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7" style:family="text">
      <style:text-properties officeooo:rsid="0f0ca65a"/>
    </style:style>
    <style:style style:name="T238" style:family="text">
      <style:text-properties officeooo:rsid="0aace3cd"/>
    </style:style>
    <style:style style:name="T239" style:family="text">
      <style:text-properties officeooo:rsid="0f95a7a0"/>
    </style:style>
    <style:style style:name="T240" style:family="text">
      <style:text-properties officeooo:rsid="0f8f58bd"/>
    </style:style>
    <style:style style:name="T241" style:family="text">
      <style:text-properties style:font-name="Ubuntu1" fo:font-size="10pt" officeooo:rsid="04473353" style:font-size-asian="10pt" style:font-size-complex="10pt"/>
    </style:style>
    <style:style style:name="T242" style:family="text">
      <style:text-properties style:text-underline-style="none"/>
    </style:style>
    <style:style style:name="T243" style:family="text">
      <style:text-properties officeooo:rsid="108e61e7"/>
    </style:style>
    <style:style style:name="T24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3" style:family="text">
      <style:text-properties officeooo:rsid="0ffa97b0"/>
    </style:style>
    <style:style style:name="T264" style:family="text">
      <style:text-properties style:text-underline-style="solid" style:text-underline-width="auto" style:text-underline-color="font-color"/>
    </style:style>
    <style:style style:name="T265" style:family="text">
      <style:text-properties style:text-underline-style="solid" style:text-underline-width="auto" style:text-underline-color="font-color" officeooo:rsid="0feb9a5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4"><text:span text:style-name="T148">C</text:span><text:span text:style-name="T147">hecklist voor </text:span><text:span text:style-name="T149">de installatie</text:span><text:span text:style-name="T147"> van </text:span><text:span text:style-name="T147"><text:user-field-get text:name="Distro">Debian</text:user-field-get></text:span><text:span text:style-name="T150"><text:s/></text:span><text:span text:style-name="T150"><text:user-field-get text:name="Version">12</text:user-field-get></text:span><text:span text:style-name="T151"><text:note text:id="ftn1" text:note-class="footnote"><text:note-citation>1</text:note-citation><text:note-body><text:p text:style-name="P20"><text:span text:style-name="T250">D</text:span><text:span text:style-name="T251">eze </text:span><text:span text:style-name="Strong_20_Emphasis"><text:span text:style-name="T260"><text:user-field-get text:name="Distro">Debian</text:user-field-get></text:span></text:span><text:span text:style-name="T252"><text:s/></text:span><text:span text:style-name="T259"><text:user-field-get text:name="Version">12</text:user-field-get></text:span><text:span text:style-name="T259"><text:s/></text:span><text:span text:style-name="Strong_20_Emphasis"><text:span text:style-name="T261"><text:user-field-get text:name="Edition">Server</text:user-field-get></text:span></text:span><text:span text:style-name="T251"><text:s/>(codenaam </text:span><text:span text:style-name="T253">bookworm</text:span><text:span text:style-name="T251">) van </text:span><text:span text:style-name="T254">juni</text:span><text:span text:style-name="T255"> </text:span><text:span text:style-name="Strong_20_Emphasis"><text:span text:style-name="T262"><text:user-field-get text:name="Releaseyear">2023</text:user-field-get></text:span></text:span><text:span text:style-name="T256"><text:s/></text:span><text:span text:style-name="T250">is een zogenaamde </text:span><text:span text:style-name="T251">LTS-</text:span><text:span text:style-name="T250">versie</text:span><text:span text:style-name="T251"> </text:span><text:span text:style-name="T250">(</text:span><text:span text:style-name="T251">staat voor Long-Term Support, </text:span><text:span text:style-name="T257">langetermijnondersteuning</text:span><text:span text:style-name="T250">)</text:span><text:span text:style-name="T257"> </text:span><text:span text:style-name="T258">en</text:span><text:span text:style-name="T256"> </text:span><text:span text:style-name="T251">wordt gedurende 5 jaar ondersteund tot </text:span><text:span text:style-name="T254">juni</text:span><text:span text:style-name="T251"> 202</text:span><text:span text:style-name="T254">8</text:span><text:span text:style-name="T251">.</text:span></text:p></text:note-body></text:note></text:span><text:span text:style-name="T152"><text:s/></text:span><text:span text:style-name="T152"><text:user-field-get text:name="Edition">Server</text:user-field-get></text:span><text:span text:style-name="T190">.</text:span></text:p>
      <text:p text:style-name="P32"/>
      <text:p text:style-name="P32">Dit is een invulbare PDF, afdrukken is niet noodzakelijk.</text:p>
      <text:p text:style-name="P33"/>
      <text:p text:style-name="P31"><text:span text:style-name="T15">Vul </text:span><text:span text:style-name="T16">achter</text:span><text:span text:style-name="T13"> de </text:span><text:span text:style-name="Definition"><text:span text:style-name="T237">ONDERSTREEPTE</text:span></text:span><text:span text:style-name="T1"> </text:span><text:span text:style-name="T14">woorden</text:span><text:span text:style-name="T13"> het</text:span><text:span text:style-name="Strong_20_Emphasis"><text:span text:style-name="T236"> </text:span></text:span><text:span text:style-name="Strong_20_Emphasis"><text:span text:style-name="T235">tekstvak</text:span></text:span><text:span text:style-name="T14"> </text:span><text:span text:style-name="T15">in,</text:span><text:span text:style-name="T14"> </text:span><text:span text:style-name="T191">zie </text:span><text:span text:style-name="T226">[</text:span><text:span text:style-name="T191">toelichting</text:span><text:span text:style-name="T226">]</text:span><text:span text:style-name="T14">:</text:span></text:p>
      <text:p text:style-name="P23"><text:span text:style-name="Definition"><text:span text:style-name="T18">GEBRUIKER</text:span></text:span><text:span text:style-name="T199"><text:tab/><text:tab/></text:span><text:span text:style-name="T225"> <text:tab/><text:tab/></text:span><text:span text:style-name="T200"><draw:control text:anchor-type="as-char" svg:y="-0.4cm" draw:z-index="18" draw:name="Gebruiker 3" draw:style-name="gr2" draw:text-style-name="P99" svg:width="6.4cm" svg:height="0.6cm" draw:control="control17"><svg:title>Gebruiker</svg:title><svg:desc>Volledige naam, bijv. Jan Stek</svg:desc></draw:control></text:span><text:span text:style-name="T200"><text:tab/> <text:s text:c="2"/></text:span><text:span text:style-name="T201">[</text:span><text:span text:style-name="T202">V</text:span><text:span text:style-name="T194">olledige naam, bijv. </text:span><text:span text:style-name="T196">J</text:span><text:span text:style-name="T223">a</text:span><text:span text:style-name="T196">n </text:span><text:span text:style-name="T223">Jansen</text:span><text:span text:style-name="T224">]</text:span></text:p>
      <text:p text:style-name="P82"><text:span text:style-name="Definition"><text:span text:style-name="T193">g</text:span></text:span><text:span text:style-name="Definition">ebruikersnaam</text:span><text:span text:style-name="Definition"><text:span text:style-name="T242"><text:tab/></text:span></text:span><text:span text:style-name="T192"><draw:control text:anchor-type="as-char" svg:y="-0.4cm" draw:z-index="19" draw:name="Gberuikersnaam 3" draw:style-name="gr2" draw:text-style-name="P99" svg:width="6.4cm" svg:height="0.6cm" draw:control="control18"><svg:title>Gebruikersnaam</svg:title><svg:desc>Korte naam, bijv. jan</svg:desc></draw:control></text:span><text:span text:style-name="T192"><text:tab/> <text:s text:c="2"/></text:span><text:span text:style-name="T5">[</text:span><text:span text:style-name="T6">K</text:span><text:span text:style-name="T4">orte naam, bijv. </text:span><text:span text:style-name="T174">j</text:span><text:span text:style-name="T175">a</text:span><text:span text:style-name="T174">n</text:span><text:span text:style-name="T176">]</text:span></text:p>
      <text:p text:style-name="P23"><text:span text:style-name="Definition"><text:span text:style-name="T243">server</text:span></text:span><text:span text:style-name="Definition">NAAM</text:span><text:span text:style-name="T203"><text:tab/><text:tab/><text:tab/></text:span><draw:control text:anchor-type="as-char" svg:y="-0.4cm" draw:z-index="20" draw:name="Computernaam 2" draw:style-name="gr2" draw:text-style-name="P99" svg:width="6.4cm" svg:height="0.6cm" draw:control="control19"><svg:title>Computernaam</svg:title><svg:desc>Unieke naam van de computer</svg:desc></draw:control><text:tab/> <text:s text:c="2"/><text:span text:style-name="T206">[</text:span><text:span text:style-name="T207">N</text:span><text:span text:style-name="T204">aam van de </text:span><text:span text:style-name="T210">serv</text:span><text:span text:style-name="T204">e</text:span><text:span text:style-name="T205">r, </text:span><text:span text:style-name="T208">bijv. </text:span><text:span text:style-name="T210">sv</text:span><text:span text:style-name="T209">02</text:span><text:span text:style-name="T206">]</text:span></text:p>
      <text:p text:style-name="P23"><text:span text:style-name="Definition"><text:span text:style-name="T212">GEBRUIKER</text:span></text:span><text:span text:style-name="Definition"><text:span text:style-name="T222"><text:tab/></text:span></text:span><text:span text:style-name="T211"><text:tab/></text:span><text:span text:style-name="T225"> <text:tab/><text:tab/></text:span><text:span text:style-name="T200"><draw:control text:anchor-type="as-char" svg:y="-0.4cm" draw:z-index="21" draw:name="Gebruiker 4" draw:style-name="gr2" draw:text-style-name="P99" svg:width="6.4cm" svg:height="0.6cm" draw:control="control20"><svg:title>Gebruiker</svg:title><svg:desc>Volledige naam, bijv. Jan Stek</svg:desc></draw:control></text:span><text:span text:style-name="T200"><text:tab/> <text:s text:c="2"/></text:span><text:span text:style-name="T201">[</text:span><text:span text:style-name="T202">V</text:span><text:span text:style-name="T194">olledige naam </text:span><text:span text:style-name="T197">evt. 2</text:span><text:span text:style-name="T227">e</text:span><text:span text:style-name="T195"> gebruiker</text:span><text:span text:style-name="T198">]</text:span></text:p>
      <text:p text:style-name="P82"><text:span text:style-name="Definition"><text:span text:style-name="T212">GEBRUIKERSN</text:span></text:span><text:span text:style-name="Definition"><text:span text:style-name="T213">aa</text:span></text:span><text:span text:style-name="Definition"><text:span text:style-name="T212">M</text:span></text:span><text:span text:style-name="Definition"><text:span text:style-name="T222"><text:tab/></text:span></text:span><text:span text:style-name="T192"><draw:control text:anchor-type="as-char" svg:y="-0.4cm" draw:z-index="22" draw:name="Gberuikersnaam 4" draw:style-name="gr2" draw:text-style-name="P99" svg:width="6.4cm" svg:height="0.6cm" draw:control="control21"><svg:title>Gebruikersnaam</svg:title><svg:desc>Korte naam, bijv. jan</svg:desc></draw:control></text:span><text:span text:style-name="T192"><text:tab/> <text:s text:c="2"/></text:span><text:span text:style-name="T215">[</text:span><text:span text:style-name="T216">K</text:span><text:span text:style-name="T214">orte naam</text:span><text:span text:style-name="T217"> </text:span><text:span text:style-name="T218">e</text:span><text:span text:style-name="T219">vt. 2</text:span><text:span text:style-name="T228">e</text:span><text:span text:style-name="T219"> </text:span><text:span text:style-name="T220">gebruiker</text:span><text:span text:style-name="T221">]</text:span></text:p>
      <text:p text:style-name="P22"><text:span text:style-name="T156">Vervang </text:span><text:span text:style-name="T159">de</text:span><text:span text:style-name="T156"> </text:span><text:span text:style-name="Definition"><text:span text:style-name="T19">ONDERSTREEPTE</text:span></text:span><text:span text:style-name="T156"> </text:span><text:span text:style-name="T157">woorden </text:span><text:span text:style-name="T156">in deze checklist door </text:span><text:span text:style-name="T159">d</text:span><text:span text:style-name="T161">i</text:span><text:span text:style-name="T159">e </text:span><text:span text:style-name="T160">in </text:span><text:span text:style-name="T161">het</text:span><text:span text:style-name="Strong_20_Emphasis"><text:span text:style-name="T44"> </text:span></text:span><text:span text:style-name="Strong_20_Emphasis"><text:span text:style-name="T57">tekstvak</text:span></text:span><text:span text:style-name="T156">.</text:span></text:p>
      <text:p text:style-name="P25"/>
      <text:p text:style-name="P25"/>
      <text:p text:style-name="P24"><text:span text:style-name="T172">Nog niet op Linux?</text:span><text:span text:style-name="T163"><text:tab/></text:span><text:span text:style-name="Strong_20_Emphasis"><text:span text:style-name="T65"><draw:control text:anchor-type="as-char" draw:z-index="23" draw:name="Vorm 3" draw:style-name="gr1" draw:text-style-name="P98" svg:width="0.35cm" svg:height="0.35cm" draw:control="control22"/></text:span></text:span><text:span text:style-name="T166"><text:tab/></text:span><text:span text:style-name="T167">G</text:span><text:span text:style-name="T164">ebruik </text:span><text:span text:style-name="Strong_20_Emphasis"><text:span text:style-name="T177">Checklist </text:span></text:span><text:span text:style-name="Strong_20_Emphasis"><text:span text:style-name="T178">overzetten</text:span></text:span><text:span text:style-name="T164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5"> onder </text:span><text:span text:style-name="T173">Linux</text:span><text:span text:style-name="T158">.</text:span></text:p>
      <text:p text:style-name="P24"><text:span text:style-name="T170">Nieuwe installatie?</text:span><text:span text:style-name="T158"><text:tab/></text:span><text:span text:style-name="Strong_20_Emphasis"><text:span text:style-name="T65"><draw:control text:anchor-type="as-char" draw:z-index="24" draw:name="Vorm 4" draw:style-name="gr1" draw:text-style-name="P98" svg:width="0.35cm" svg:height="0.35cm" draw:control="control23"/></text:span></text:span><text:span text:style-name="T168"><text:tab/></text:span><text:span text:style-name="T167">B</text:span><text:span text:style-name="T158">egin bij hoofdstuk </text:span><text:span text:style-name="T170"><text:bookmark-ref text:reference-format="page" text:ref-name="__RefNumPara__4009_1271708128">2</text:bookmark-ref></text:span><text:span text:style-name="T170"><text:s text:c="2"/></text:span><text:span text:style-name="T171"><text:bookmark-ref text:reference-format="text" text:ref-name="__RefNumPara__4009_1271708128">Installatie uitvoeren</text:bookmark-ref></text:span><text:span text:style-name="T162">.</text:span></text:p>
      <text:p text:style-name="P21"><text:span text:style-name="Strong_20_Emphasis"><text:span text:style-name="T169"/></text:span></text:p>
      <text:p text:style-name="P21"><text:span text:style-name="Strong_20_Emphasis"><text:span text:style-name="T169"/></text:span></text:p>
      <text:list text:style-name="L1">
        <text:list-item>
          <text:p text:style-name="P90"><text:bookmark-start text:name="__RefNumPara__4083_1271708128"/>Installatie voorbereiden<text:bookmark-end text:name="__RefNumPara__4083_1271708128"/></text:p>
        </text:list-item>
      </text:list>
      <text:p text:style-name="P2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65"><draw:control text:anchor-type="as-char" draw:z-index="2" draw:name="Vorm3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65"><draw:control text:anchor-type="as-char" draw:z-index="13" draw:name="Vorm 2" draw:style-name="gr1" draw:text-style-name="P98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40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1"><text:note text:id="ftn2" text:note-class="footnote"><text:note-citation>2</text:note-citation><text:note-body><text:p text:style-name="P18"><text:span text:style-name="T134">E</text:span><text:span text:style-name="T135">v</text:span><text:span text:style-name="T136">en</text:span><text:span text:style-name="T138">t</text:span><text:span text:style-name="T139">uele </text:span><text:span text:style-name="T140">extra </text:span><text:span text:style-name="Definition"><text:span text:style-name="T231">gebruiker</text:span></text:span><text:span text:style-name="T140">s aanmelden </text:span><text:span text:style-name="T141">en dezelfde stappen uitvoeren</text:span><text:span text:style-name="T137">.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65"><draw:control text:anchor-type="as-char" draw:z-index="8" draw:name="Vorm4" draw:style-name="gr1" draw:text-style-name="P98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65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6">pakket kz</text:span></text:span><text:span text:style-name="Strong_20_Emphasis"><text:span text:style-name="T56"><text:note text:id="ftn3" text:note-class="footnote"><text:note-citation>3</text:note-citation><text:note-body><text:p text:style-name="P53">Pakket kz bevat scripts voor het installeren en beheren van Debian en op Debian gebaseerde systemen zoals Ubuntu.</text:p></text:note-body></text:note></text:span></text:span><text:span text:style-name="Strong_20_Emphasis"><text:span text:style-name="T56"> </text:span></text:span><text:span text:style-name="Strong_20_Emphasis"><text:span text:style-name="T63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78"><text:span text:style-name="User_20_Entry"><text:span text:style-name="T144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4" office:value-type="string">
            <text:p text:style-name="P79"><text:span text:style-name="User_20_Entry"><text:span text:style-name="T145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5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65"><draw:control text:anchor-type="as-char" draw:z-index="3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65"><draw:control text:anchor-type="as-char" draw:z-index="14" draw:name="Vorm 6" draw:style-name="gr1" draw:text-style-name="P98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3"><text:span text:style-name="Strong_20_Emphasis"><text:span text:style-name="T43">Bereid de installatie voor</text:span></text:span><text:span text:style-name="Strong_20_Emphasis"><text:span text:style-name="T42">: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9" office:value-type="string">
            <text:p text:style-name="P72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0" office:value-type="string">
            <text:p text:style-name="P76"><text:span text:style-name="Strong_20_Emphasis"><text:span text:style-name="T61">Selecteer</text:span></text:span><text:span text:style-name="Strong_20_Emphasis"><text:span text:style-name="T48"> </text:span></text:span><text:span text:style-name="Strong_20_Emphasis"><text:span text:style-name="T82">1 <text:s/>Installatie voorbereide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11" office:value-type="string">
            <text:p text:style-name="P46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29"/>
      <text:list text:continue-numbering="true" text:style-name="L1">
        <text:list-item>
          <text:p text:style-name="P91"><text:bookmark-start text:name="__RefNumPara__4009_1271708128"/>Installatie uitvoeren<text:bookmark-end text:name="__RefNumPara__4009_1271708128"/></text:p>
        </text:list-item>
      </text:list>
      <text:p text:style-name="P2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65"><draw:control text:anchor-type="as-char" draw:z-index="4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7"><text:span text:style-name="T185">Start de computer op vanaf</text:span><text:span text:style-name="T185"><text:note text:id="ftn4" text:note-class="footnote"><text:note-citation>1</text:note-citation><text:note-body><text:p text:style-name="P81"><text:span text:style-name="T126">B</text:span><text:span text:style-name="T127">ootmenu/</text:span><text:span text:style-name="T126">S</text:span><text:span text:style-name="T127">etup</text:span><text:span text:style-name="T125"> via </text:span><text:span text:style-name="T123">é</text:span><text:span text:style-name="T124">é</text:span><text:span text:style-name="T126">n van de </text:span><text:span text:style-name="Definition"><text:span text:style-name="T128">Veelgebruikte toetsen:</text:span></text:span><text:span text:style-name="Definition"><text:span text:style-name="T129"> </text:span></text:span><text:span text:style-name="User_20_Entry"><text:span text:style-name="T146">Esc</text:span></text:span><text:span text:style-name="User_20_Entry"><text:span text:style-name="T132">,</text:span></text:span><text:span text:style-name="Definition"><text:span text:style-name="T129"> </text:span></text:span><text:span text:style-name="User_20_Entry"><text:span text:style-name="T146">Delete</text:span></text:span><text:span text:style-name="User_20_Entry"><text:span text:style-name="T133">,</text:span></text:span><text:span text:style-name="Definition"><text:span text:style-name="T129"> </text:span></text:span><text:span text:style-name="User_20_Entry"><text:span text:style-name="T146">F1</text:span></text:span><text:span text:style-name="User_20_Entry"><text:span text:style-name="T133">,</text:span></text:span><text:span text:style-name="Definition"><text:span text:style-name="T129"> </text:span></text:span><text:span text:style-name="User_20_Entry"><text:span text:style-name="T146">F2</text:span></text:span><text:span text:style-name="User_20_Entry"><text:span text:style-name="T133">,</text:span></text:span><text:span text:style-name="Definition"><text:span text:style-name="T129"> </text:span></text:span><text:span text:style-name="User_20_Entry"><text:span text:style-name="T146">F9</text:span></text:span><text:span text:style-name="User_20_Entry"><text:span text:style-name="T133">,</text:span></text:span><text:span text:style-name="Definition"><text:span text:style-name="T129"> </text:span></text:span><text:span text:style-name="User_20_Entry"><text:span text:style-name="T146">F10</text:span></text:span><text:span text:style-name="User_20_Entry"><text:span text:style-name="T133">,</text:span></text:span><text:span text:style-name="Definition"><text:span text:style-name="T129"> </text:span></text:span><text:span text:style-name="User_20_Entry"><text:span text:style-name="T146">F11</text:span></text:span><text:span text:style-name="User_20_Entry"><text:span text:style-name="T133">,</text:span></text:span><text:span text:style-name="Definition"><text:span text:style-name="T129"> </text:span></text:span><text:span text:style-name="Definition"><text:span text:style-name="T130">o</text:span></text:span><text:span text:style-name="Definition"><text:span text:style-name="T131">f</text:span></text:span><text:span text:style-name="Definition"><text:span text:style-name="T129"> </text:span></text:span><text:span text:style-name="User_20_Entry"><text:span text:style-name="T146">F12</text:span></text:span><text:span text:style-name="User_20_Entry"><text:span text:style-name="T133">.</text:span></text:span></text:p></text:note-body></text:note></text:span><text:span text:style-name="T185"> </text:span><text:span text:style-name="T186">een </text:span><text:span text:style-name="T181"><text:user-field-get text:name="Distro">Debian</text:user-field-get></text:span><text:span text:style-name="T182"><text:s/></text:span><text:span text:style-name="T182"><text:user-field-get text:name="Version">12</text:user-field-get></text:span><text:span text:style-name="Strong_20_Emphasis"><text:span text:style-name="T180"><text:s/></text:span></text:span><text:span text:style-name="Strong_20_Emphasis"><text:span text:style-name="T183"><text:user-field-get text:name="Edition">Server</text:user-field-get></text:span></text:span><text:span text:style-name="Strong_20_Emphasis"><text:span text:style-name="T183"><text:s/></text:span></text:span><text:span text:style-name="Strong_20_Emphasis"><text:span text:style-name="T184">Live</text:span></text:span><text:span text:style-name="T91"><text:note text:id="ftn5" text:note-class="footnote"><text:note-citation>2</text:note-citation><text:note-body><text:p text:style-name="P19"><text:span text:style-name="T229">Vanaf een </text:span><text:span text:style-name="T239">L</text:span><text:span text:style-name="T229">ive </text:span><text:span text:style-name="T240">USB</text:span><text:span text:style-name="T238">-stick</text:span><text:span text:style-name="T241"> </text:span><text:span text:style-name="T229">kunt u opstarten en </text:span><text:span text:style-name="T232">met </text:span><text:span text:style-name="Strong_20_Emphasis"><text:span text:style-name="T187"><text:user-field-get text:name="Distro">Debian</text:user-field-get></text:span></text:span><text:span text:style-name="Strong_20_Emphasis"><text:span text:style-name="T187"><text:s/></text:span></text:span><text:span text:style-name="T229">werken zonder enige bestanden op de harde schijf te wijzigen en maakt ook installatie van </text:span><text:span text:style-name="Strong_20_Emphasis"><text:span text:style-name="T187"><text:user-field-get text:name="Distro">Debian</text:user-field-get></text:span></text:span><text:span text:style-name="Strong_20_Emphasis"><text:span text:style-name="T187"><text:s/></text:span></text:span><text:span text:style-name="T229">mogelijk.</text:span></text:p></text:note-body></text:note></text:span><text:span text:style-name="T90"> </text:span><text:span text:style-name="T94">USB</text:span><text:span text:style-name="T92">-stick</text:span><text:span text:style-name="T92"><text:note text:id="ftn6" text:note-class="footnote"><text:note-citation>3</text:note-citation><text:note-body><text:p text:style-name="P80"><text:span text:style-name="Strong_20_Emphasis"><text:span text:style-name="T111">Maak een opstartbare USB-stick</text:span></text:span><text:span text:style-name="Strong_20_Emphasis"><text:span text:style-name="T107">:<text:line-break/></text:span></text:span><text:span text:style-name="Strong_20_Emphasis"><text:span text:style-name="T104">D</text:span></text:span><text:span text:style-name="Strong_20_Emphasis"><text:span text:style-name="T97">ow</text:span></text:span><text:span text:style-name="Strong_20_Emphasis"><text:span text:style-name="T98">nload </text:span></text:span><text:span text:style-name="Strong_20_Emphasis"><text:span text:style-name="T95">e</text:span></text:span><text:span text:style-name="Strong_20_Emphasis"><text:span text:style-name="T99">e</text:span></text:span><text:span text:style-name="Strong_20_Emphasis"><text:span text:style-name="T100">n</text:span></text:span><text:span text:style-name="Strong_20_Emphasis"><text:span text:style-name="T122"> </text:span></text:span><text:span text:style-name="Strong_20_Emphasis"><text:span text:style-name="T143">CD</text:span></text:span><text:span text:style-name="Strong_20_Emphasis"><text:span text:style-name="T142">-beeldbestand</text:span></text:span><text:span text:style-name="Strong_20_Emphasis"><text:span text:style-name="T98"> </text:span></text:span><text:span text:style-name="Strong_20_Emphasis"><text:span text:style-name="T105">(.iso) </text:span></text:span><text:span text:style-name="Strong_20_Emphasis"><text:span text:style-name="T101">v</text:span></text:span><text:span text:style-name="Strong_20_Emphasis"><text:span text:style-name="T102">anaf</text:span></text:span><text:span text:style-name="Strong_20_Emphasis"><text:span text:style-name="T103"> </text:span></text:span><text:a xlink:type="simple" xlink:href="https://www.debian.org/" text:style-name="Internet_20_link" text:visited-style-name="Visited_20_Internet_20_Link"><text:span text:style-name="Strong_20_Emphasis"><text:span text:style-name="T233">debian.org</text:span></text:span></text:a><text:span text:style-name="Strong_20_Emphasis"><text:span text:style-name="T103">, </text:span></text:span><text:span text:style-name="Strong_20_Emphasis"><text:span text:style-name="T106">klik </text:span></text:span><text:span text:style-name="Strong_20_Emphasis"><text:span text:style-name="T109">achtereenvolgens op </text:span></text:span><text:span text:style-name="Strong_20_Emphasis"><text:span text:style-name="T114">Other downloads</text:span></text:span><text:span text:style-name="Strong_20_Emphasis"><text:span text:style-name="T109"> (onder Download) &gt; </text:span></text:span><text:span text:style-name="Strong_20_Emphasis"><text:span text:style-name="T114">Other live ISO</text:span></text:span><text:span text:style-name="Strong_20_Emphasis"><text:span text:style-name="T109"> (onder Try </text:span></text:span><text:span text:style-name="Strong_20_Emphasis"><text:span text:style-name="T109"><text:user-field-get text:name="Distro">Debian</text:user-field-get></text:span></text:span><text:span text:style-name="Strong_20_Emphasis"><text:span text:style-name="T109"><text:s/></text:span></text:span><text:span text:style-name="Strong_20_Emphasis"><text:span text:style-name="T110">live before installing) &gt; <text:line-break/></text:span></text:span><text:span text:style-name="Strong_20_Emphasis"><text:span text:style-name="T113">debian-live-</text:span></text:span><text:span text:style-name="Strong_20_Emphasis"><text:span text:style-name="T113"><text:user-field-get text:name="Version">12</text:user-field-get></text:span></text:span><text:span text:style-name="Strong_20_Emphasis"><text:span text:style-name="T113">...-amd64-standard.iso</text:span></text:span><text:span text:style-name="Strong_20_Emphasis"><text:span text:style-name="T110">.</text:span></text:span><text:span text:style-name="Strong_20_Emphasis"><text:span text:style-name="T98"><text:line-break/></text:span></text:span><text:span text:style-name="Strong_20_Emphasis"><text:span text:style-name="T108">De volgende stappen staan beschreven in </text:span></text:span><text:span text:style-name="Strong_20_Emphasis"><text:span text:style-name="T112">Linux informatie</text:span></text:span><text:span text:style-name="Strong_20_Emphasis"><text:span text:style-name="T108">, te vinden op </text:span></text:span><text:a xlink:type="simple" xlink:href="https://karelzimmer.nl/" text:style-name="Internet_20_link" text:visited-style-name="Visited_20_Internet_20_Link"><text:span text:style-name="Strong_20_Emphasis"><text:span text:style-name="T234">karelzimmer.nl</text:span></text:span></text:a><text:span text:style-name="Strong_20_Emphasis"><text:span text:style-name="T108">, onder </text:span></text:span><text:span text:style-name="Strong_20_Emphasis"><text:span text:style-name="T112">Linux</text:span></text:span><text:span text:style-name="Strong_20_Emphasis"><text:span text:style-name="T108">.</text:span></text:span></text:p></text:note-body></text:note></text:span><text:span text:style-name="T93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40"/></text:span></text:p>
          </table:table-cell>
          <table:table-cell table:style-name="_32_._5f_Installatie_5f_uitvoeren.C2" office:value-type="string">
            <text:p text:style-name="P37"><text:span text:style-name="Strong_20_Emphasis"><text:span text:style-name="T61">Selecteer</text:span></text:span><text:span text:style-name="Strong_20_Emphasis"><text:span text:style-name="T70"> </text:span></text:span><text:span text:style-name="Strong_20_Emphasis"><text:span text:style-name="T27">Start inst</text:span></text:span><text:span text:style-name="Strong_20_Emphasis"><text:span text:style-name="T28">a</text:span></text:span><text:span text:style-name="Strong_20_Emphasis"><text:span text:style-name="T27">ller</text:span></text:span><text:span text:style-name="Strong_20_Emphasis"><text:span text:style-name="T68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4" office:value-type="string">
            <text:p text:style-name="P36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de </text:span></text:span><text:span text:style-name="Strong_20_Emphasis"><text:span text:style-name="T2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5" office:value-type="string">
            <text:p text:style-name="P36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draw:control text:anchor-type="as-char" draw:z-index="12" draw:name="Vorm13_ 1" draw:style-name="gr1" draw:text-style-name="P98" svg:width="0.35cm" svg:height="0.35cm" draw:control="control11"/></text:p>
          </table:table-cell>
          <table:table-cell table:style-name="_32_._5f_Installatie_5f_uitvoeren.C6" office:value-type="string">
            <text:p text:style-name="P66"><text:span text:style-name="Strong_20_Emphasis"><text:span text:style-name="T32">Bi</text:span></text:span><text:span text:style-name="Strong_20_Emphasis"><text:span text:style-name="T39">j</text:span></text:span><text:span text:style-name="Strong_20_Emphasis"><text:span text:style-name="T32"> </text:span></text:span><text:span text:style-name="Strong_20_Emphasis"><text:span text:style-name="T77">Select a language</text:span></text:span><text:span text:style-name="Strong_20_Emphasis"><text:span text:style-name="T32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6" office:value-type="string">
            <text:p text:style-name="P74"><text:span text:style-name="Strong_20_Emphasis"><text:span text:style-name="T39">K</text:span></text:span><text:span text:style-name="Strong_20_Emphasis"><text:span text:style-name="T32">ies </text:span></text:span><text:span text:style-name="Strong_20_Emphasis"><text:span text:style-name="T80">Dutch - </text:span></text:span><text:span text:style-name="Strong_20_Emphasis"><text:span text:style-name="T81">Nederlands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65"><draw:control text:anchor-type="as-char" draw:z-index="5" draw:name="Vorm13" draw:style-name="gr1" draw:text-style-name="P98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5"><text:span text:style-name="Strong_20_Emphasis"><text:span text:style-name="T67">B</text:span></text:span><text:span text:style-name="Strong_20_Emphasis"><text:span text:style-name="T71">ij</text:span></text:span><text:span text:style-name="Strong_20_Emphasis"><text:span text:style-name="T67"> </text:span></text:span><text:span text:style-name="Strong_20_Emphasis"><text:span text:style-name="T73">Het netwerk configureren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9" office:value-type="string">
            <text:p text:style-name="P68"><text:span text:style-name="Strong_20_Emphasis"><text:span text:style-name="T69">V</text:span></text:span><text:span text:style-name="Strong_20_Emphasis"><text:span text:style-name="T67">ul in </text:span></text:span><text:span text:style-name="Strong_20_Emphasis"><text:span text:style-name="T78">C</text:span></text:span><text:span text:style-name="Strong_20_Emphasis"><text:span text:style-name="T75">omputer</text:span></text:span><text:span text:style-name="Strong_20_Emphasis"><text:span text:style-name="T78">naam</text:span></text:span><text:span text:style-name="Strong_20_Emphasis"><text:span text:style-name="T35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9" office:value-type="string">
            <text:p text:style-name="P65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draw:control text:anchor-type="as-char" draw:z-index="17" draw:name="Vorm 1" draw:style-name="gr1" draw:text-style-name="P98" svg:width="0.35cm" svg:height="0.35cm" draw:control="control16"/></text:p>
          </table:table-cell>
          <table:table-cell table:style-name="_32_._5f_Installatie_5f_uitvoeren.C9" office:value-type="string">
            <text:p text:style-name="P75"><text:span text:style-name="Strong_20_Emphasis"><text:span text:style-name="T71">Bij</text:span></text:span> <text:span text:style-name="T230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9" office:value-type="string">
            <text:p text:style-name="P71"><text:span text:style-name="T188">Stel geen </text:span><text:span text:style-name="T189">Root</text:span><text:span text:style-name="T188">-wachtwoord in</text:span><text:span text:style-name="Strong_20_Emphasis"><text:span text:style-name="T60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4" office:value-type="string">
            <text:p text:style-name="P67"><text:span text:style-name="Strong_20_Emphasis"><text:span text:style-name="T69">V</text:span></text:span><text:span text:style-name="Strong_20_Emphasis"><text:span text:style-name="T67">ul in </text:span></text:span><text:span text:style-name="Strong_20_Emphasis"><text:span text:style-name="T74">Wat is </text:span></text:span><text:span text:style-name="Strong_20_Emphasis"><text:span text:style-name="T78">de volledige </text:span></text:span><text:span text:style-name="Strong_20_Emphasis"><text:span text:style-name="T74">naam </text:span></text:span><text:span text:style-name="Strong_20_Emphasis"><text:span text:style-name="T78">van de nieuwe gebruiker</text:span></text:span><text:span text:style-name="Strong_20_Emphasis"><text:span text:style-name="T74">?</text:span></text:span><text:span text:style-name="Strong_20_Emphasis"><text:span text:style-name="T33"> </text:span></text:span><text:span text:style-name="Definition"><text:span text:style-name="T8">gebruik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4" office:value-type="string">
            <text:p text:style-name="P70"><text:span text:style-name="Strong_20_Emphasis"><text:span text:style-name="T69">V</text:span></text:span><text:span text:style-name="Strong_20_Emphasis"><text:span text:style-name="T67">ul in </text:span></text:span><text:span text:style-name="Strong_20_Emphasis"><text:span text:style-name="T74">W</text:span></text:span><text:span text:style-name="Strong_20_Emphasis"><text:span text:style-name="T79">at is de gebruikersnaam voor uw </text:span></text:span><text:span text:style-name="Strong_20_Emphasis"><text:span text:style-name="T74"><text:s/></text:span></text:span><text:span text:style-name="Strong_20_Emphasis"><text:span text:style-name="T79">account</text:span></text:span><text:span text:style-name="Strong_20_Emphasis"><text:span text:style-name="T74">?</text:span></text:span><text:span text:style-name="Strong_20_Emphasis"><text:span text:style-name="T34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6" office:value-type="string">
            <text:p text:style-name="P69"><text:span text:style-name="Strong_20_Emphasis"><text:span text:style-name="T38">Geef</text:span></text:span><text:span text:style-name="Strong_20_Emphasis"><text:span text:style-name="T33"> </text:span></text:span><text:span text:style-name="Strong_20_Emphasis"><text:span text:style-name="T36">tweemaal </text:span></text:span><text:span text:style-name="Strong_20_Emphasis"><text:span text:style-name="T38">een </text:span></text:span><text:span text:style-name="Strong_20_Emphasis"><text:span text:style-name="T76">wachtwoord</text:span></text:span><text:span text:style-name="Strong_20_Emphasis"><text:span text:style-name="T64">.</text:span></text:span></text:p>
          </table:table-cell>
        </table:table-row>
      </table:table>
      <text:p text:style-name="P38"><text:span text:style-name="Strong_20_Emphasis"><text:span text:style-name="T72"/></text:span></text:p>
      <text:list text:continue-numbering="true" text:style-name="L1">
        <text:list-item>
          <text:p text:style-name="P93"><text:span text:style-name="Strong_20_Emphasis"><text:span text:style-name="T84">Installatie </text:span></text:span><text:span text:style-name="Strong_20_Emphasis"><text:span text:style-name="T85">afronden</text:span></text:span></text:p>
        </text:list-item>
      </text:list>
      <text:p text:style-name="P39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65"><draw:control text:anchor-type="as-char" draw:z-index="6" draw:name="Vorm22" draw:style-name="gr1" draw:text-style-name="P9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1"><text:span text:style-name="Strong_20_Emphasis"><text:span text:style-name="T37">Aanmelden als </text:span></text:span><text:span text:style-name="Definition"><text:span text:style-name="T8">gebruik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6"><text:span text:style-name="Strong_20_Emphasis"><text:span text:style-name="T66"><draw:control text:anchor-type="as-char" draw:z-index="25" draw:name="Vorm4_ 1" draw:style-name="gr1" draw:text-style-name="P98" svg:width="0.35cm" svg:height="0.35cm" draw:control="control24"/></text:span></text:span></text:p>
          </table:table-cell>
          <table:table-cell table:style-name="_33_._5f_Installatie_5f_afronden.C2" office:value-type="string">
            <text:p text:style-name="P89"><text:span text:style-name="Strong_20_Emphasis"><text:span text:style-name="T29">Voeg eventuele extra </text:span></text:span><text:span text:style-name="Strong_20_Emphasis"><text:span text:style-name="T31">gebruiker</text:span></text:span><text:span text:style-name="Strong_20_Emphasis"><text:span text:style-name="T29">s toe met de volgende </text:span></text:span><text:span text:style-name="Strong_20_Emphasis"><text:span text:style-name="T30">opdrachten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96">sudo useradd --create-home -- comm<text:span text:style-name="T263">e</text:span>n<text:span text:style-name="T263">t</text:span> <text:span text:style-name="T153">'</text:span><text:span text:style-name="T154">gebruiker</text:span><text:span text:style-name="T153">' [--groups adm,sudo] </text:span><text:span text:style-name="T154">gebruiker</text:span><text:span text:style-name="T155">snaam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97">sudo passwd <text:span text:style-name="T264">gebruiker</text:span><text:span text:style-name="T265">snaam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65"><draw:control text:anchor-type="as-char" draw:z-index="9" draw:name="Vorm4_1" draw:style-name="gr1" draw:text-style-name="P98" svg:width="0.35cm" svg:height="0.35cm" draw:control="control8"/></text:span></text:span></text:p>
          </table:table-cell>
          <table:table-cell table:style-name="_33_._5f_Installatie_5f_afronden.C7" office:value-type="string">
            <text:p text:style-name="P83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6">pakket kz</text:span></text:span><text:span text:style-name="Strong_20_Emphasis"><text:span text:style-name="T56"><text:note text:id="ftn7" text:note-class="footnote"><text:note-citation>1</text:note-citation><text:note-body><text:p text:style-name="P52">Pakket kz bevat scripts voor het installeren en beheren van Debian en op Debian gebaseerde systemen zoals Ubuntu.</text:p></text:note-body></text:note></text:span></text:span><text:span text:style-name="Strong_20_Emphasis"><text:span text:style-name="T56"> </text:span></text:span><text:span text:style-name="Strong_20_Emphasis"><text:span text:style-name="T63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0"/></text:span></text:p>
          </table:table-cell>
          <table:table-cell table:style-name="_33_._5f_Installatie_5f_afronden.C8" office:value-type="string">
            <text:p text:style-name="P78"><text:span text:style-name="User_20_Entry"><text:span text:style-name="T144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8" office:value-type="string">
            <text:p text:style-name="P79"><text:span text:style-name="User_20_Entry"><text:span text:style-name="T145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0" office:value-type="string">
            <text:p text:style-name="P44"><text:span text:style-name="Strong_20_Emphasis"><text:span text:style-name="T46">V</text:span>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65"><draw:control text:anchor-type="as-char" draw:z-index="7" draw:name="Vorm33" draw:style-name="gr1" draw:text-style-name="P98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42"><text:span text:style-name="Strong_20_Emphasis"><text:span text:style-name="T50">Rond de</text:span></text:span><text:span text:style-name="Strong_20_Emphasis"><text:span text:style-name="T51"> installatie </text:span></text:span><text:span text:style-name="Strong_20_Emphasis"><text:span text:style-name="T50">af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3" office:value-type="string">
            <text:p text:style-name="P73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0"/></text:span></text:p>
          </table:table-cell>
          <table:table-cell table:style-name="_33_._5f_Installatie_5f_afronden.C14" office:value-type="string">
            <text:p text:style-name="P76"><text:span text:style-name="Strong_20_Emphasis"><text:span text:style-name="T61">Selecteer</text:span></text:span><text:span text:style-name="Strong_20_Emphasis"><text:span text:style-name="T49"> </text:span></text:span><text:span text:style-name="Strong_20_Emphasis"><text:span text:style-name="T83">3 <text:s/>Installatie afronde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5" office:value-type="string">
            <text:p text:style-name="P46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39"><text:span text:style-name="Strong_20_Emphasis"><text:span text:style-name="T37"><text:tab/></text:span></text:span></text:p>
      <text:p text:style-name="P40"><text:span text:style-name="Strong_20_Emphasis"><text:span text:style-name="T48"><text:tab/></text:span></text:span></text:p>
      <text:list text:continue-numbering="true" text:style-name="L1">
        <text:list-item>
          <text:p text:style-name="P92"><text:span text:style-name="Strong_20_Emphasis"><text:span text:style-name="T2">Gebruiker inrichten</text:span></text:span></text:p>
        </text:list-item>
      </text:list>
      <text:p text:style-name="P2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65"><draw:control text:anchor-type="as-char" draw:z-index="10" draw:name="Vorm36_0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63"><text:span text:style-name="Strong_20_Emphasis"><text:span text:style-name="T65"><draw:control text:anchor-type="as-char" draw:z-index="15" draw:name="Vorm36_ 1" draw:style-name="gr1" draw:text-style-name="P98" svg:width="0.35cm" svg:height="0.35cm" draw:control="control14"/></text:span></text:span></text:p>
          </table:table-cell>
          <table:table-cell table:style-name="Tabel2.D1" office:value-type="string">
            <text:p text:style-name="P35"><text:span text:style-name="Strong_20_Emphasis"><text:span text:style-name="T37">Aanmelden als </text:span></text:span><text:span text:style-name="Definition"><text:span text:style-name="T8">gebruiker</text:span></text:span><text:span text:style-name="Strong_20_Emphasis"><text:span text:style-name="T41"><text:note text:id="ftn8" text:note-class="footnote"><text:note-citation>1</text:note-citation><text:note-body><text:p text:style-name="P49"><text:span text:style-name="User_20_Entry"><text:span text:style-name="T96">E</text:span></text:span><text:span text:style-name="User_20_Entry"><text:span text:style-name="T115">v</text:span></text:span><text:span text:style-name="User_20_Entry"><text:span text:style-name="T116">en</text:span></text:span><text:span text:style-name="User_20_Entry"><text:span text:style-name="T118">t</text:span></text:span><text:span text:style-name="User_20_Entry"><text:span text:style-name="T119">uele </text:span></text:span><text:span text:style-name="User_20_Entry"><text:span text:style-name="T120">extra </text:span></text:span><text:span text:style-name="Definition"><text:span text:style-name="T231">gebruiker</text:span></text:span><text:span text:style-name="User_20_Entry"><text:span text:style-name="T120">s aanmelden </text:span></text:span><text:span text:style-name="User_20_Entry"><text:span text:style-name="T121">en dezelfde stappen uitvoeren</text:span></text:span><text:span text:style-name="User_20_Entry"><text:span text:style-name="T117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65"><draw:control text:anchor-type="as-char" draw:z-index="11" draw:name="Vorm36_2" draw:style-name="gr1" draw:text-style-name="P98" svg:width="0.35cm" svg:height="0.35cm" draw:control="control10"/></text:span></text:span></text:p>
          </table:table-cell>
          <table:table-cell table:style-name="Tabel2.A1" office:value-type="string">
            <text:p text:style-name="P64"><text:span text:style-name="Strong_20_Emphasis"><text:span text:style-name="T65"><draw:control text:anchor-type="as-char" draw:z-index="16" draw:name="Vorm36_ 2" draw:style-name="gr1" draw:text-style-name="P98" svg:width="0.35cm" svg:height="0.35cm" draw:control="control15"/></text:span></text:span></text:p>
          </table:table-cell>
          <table:table-cell table:style-name="Tabel2.D3" office:value-type="string">
            <text:p text:style-name="P34"><text:span text:style-name="Strong_20_Emphasis"><text:span text:style-name="T52">R</text:span></text:span><text:span text:style-name="Strong_20_Emphasis"><text:span text:style-name="T53">icht </text:span></text:span><text:span text:style-name="Strong_20_Emphasis"><text:span text:style-name="T54">de </text:span></text:span><text:span text:style-name="Strong_20_Emphasis"><text:span text:style-name="T58">gebruiker</text:span></text:span><text:span text:style-name="Strong_20_Emphasis"><text:span text:style-name="T53"> </text:span></text:span><text:span text:style-name="Strong_20_Emphasis"><text:span text:style-name="T55">in:</text:span></text:span></text:p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D3" office:value-type="string">
            <text:p text:style-name="P73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7"><text:span text:style-name="Strong_20_Emphasis"><text:span text:style-name="T61">Selecteer</text:span></text:span><text:span text:style-name="Strong_20_Emphasis"><text:span text:style-name="T49"> </text:span></text:span><text:span text:style-name="Strong_20_Emphasis"><text:span text:style-name="T83">4 <text:s/>Gebruiker inricht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7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17"/>
      <text:p text:style-name="P6"/>
      <text:p text:style-name="P54"><text:span text:style-name="T86">E</text:span><text:span text:style-name="T87">inde c</text:span><text:span text:style-name="T88">hecklist, </text:span><text:span text:style-name="T89">d</text:span><text:span text:style-name="T88">e</text:span><text:span text:style-name="T179"> installatie van </text:span><text:span text:style-name="T179"><text:user-field-get text:name="Distro">Debian</text:user-field-get></text:span><text:span text:style-name="T182"><text:s/></text:span><text:span text:style-name="T182"><text:user-field-get text:name="Version">12</text:user-field-get></text:span><text:span text:style-name="Strong_20_Emphasis"><text:span text:style-name="T180"><text:s/></text:span></text:span><text:span text:style-name="Strong_20_Emphasis"><text:span text:style-name="T183"><text:user-field-get text:name="Edition">Server</text:user-field-get></text:span></text:span><text:span text:style-name="Strong_20_Emphasis"><text:span text:style-name="T183"><text:s/></text:span></text:span><text:span text:style-name="T179">is voltooid.</text:span></text:p>
      <text:p text:style-name="P30"/>
      <text:list text:style-name="L2">
        <text:list-header>
          <text:p text:style-name="P94"><text:span text:style-name="Emphasis"><text:span text:style-name="T24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6">Karel Zimmer</text:span></text:span></text:a><text:span text:style-name="Emphasis"><text:span text:style-name="T247">.</text:span></text:span></text:p>
          <text:p text:style-name="P95"><text:span text:style-name="Emphasis"><text:span text:style-name="T247">C</text:span></text:span><text:span text:style-name="Emphasis"><text:span text:style-name="T248">C0</text:span></text:span><text:span text:style-name="Emphasis"><text:span text:style-name="T247"> 1.0 </text:span></text:span><text:span text:style-name="Emphasis"><text:span text:style-name="T249">Universeel</text:span></text:span><text:span text:style-name="Emphasis"><text:span text:style-name="T247"> </text:span></text:span><text:span text:style-name="Emphasis"><text:span text:style-name="T24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44"><text:s/></text:span></text:span><text:span text:style-name="Emphasis"><text:span text:style-name="T24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44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5-07T18:53:52.393155572">07-05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7T18:53:52.259766774</dc:date>
    <meta:keyword>Installatie</meta:keyword>
    <meta:keyword>Checklist</meta:keyword>
    <meta:keyword>Linux</meta:keyword>
    <meta:editing-cycles>6985</meta:editing-cycles>
    <meta:editing-duration>P12DT11H14M50S</meta:editing-duration>
    <meta:print-date>2021-03-23T20:07:57.967210640</meta:print-date>
    <dc:creator>Karel Zimmer</dc:creator>
    <meta:document-statistic meta:table-count="4" meta:image-count="2" meta:object-count="0" meta:page-count="4" meta:paragraph-count="87" meta:word-count="479" meta:character-count="3385" meta:non-whitespace-character-count="2933"/>
    <meta:user-defined meta:name="Info 1"/>
    <meta:user-defined meta:name="Info 2"/>
    <meta:user-defined meta:name="Info 3"/>
    <meta:user-defined meta:name="Info 4"/>
  </office:meta>
</office:document-meta>
</file>